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1" style:family="table">
      <style:table-properties style:width="16.986cm" table:align="left"/>
    </style:style>
    <style:style style:name="Tabell1.A" style:family="table-column">
      <style:table-column-properties style:column-width="2.655cm"/>
    </style:style>
    <style:style style:name="Tabell1.B" style:family="table-column">
      <style:table-column-properties style:column-width="6.509cm"/>
    </style:style>
    <style:style style:name="Tabell1.C" style:family="table-column">
      <style:table-column-properties style:column-width="2.021cm"/>
    </style:style>
    <style:style style:name="Tabell1.D" style:family="table-column">
      <style:table-column-properties style:column-width="1.707cm"/>
    </style:style>
    <style:style style:name="Tabell1.E" style:family="table-column">
      <style:table-column-properties style:column-width="2.02cm"/>
    </style:style>
    <style:style style:name="Tabell1.F" style:family="table-column">
      <style:table-column-properties style:column-width="2.074cm"/>
    </style:style>
    <style:style style:name="Tabell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1.F1" style:family="table-cell">
      <style:table-cell-properties fo:background-color="#cccccc" fo:padding="0.097cm" fo:border="0.002cm solid #000000">
        <style:background-image/>
      </style:table-cell-properties>
    </style:style>
    <style:style style:name="Tabell1.A2" style:family="table-cell">
      <style:table-cell-properties fo:padding="0.097cm" fo:border-left="0.002cm solid #000000" fo:border-right="none" fo:border-top="none" fo:border-bottom="0.002cm solid #000000"/>
    </style:style>
    <style:style style:name="Tabell1.F2" style:family="table-cell">
      <style:table-cell-properties fo:padding="0.097cm" fo:border-left="0.002cm solid #000000" fo:border-right="0.002cm solid #000000" fo:border-top="none" fo:border-bottom="0.002cm solid #000000"/>
    </style:style>
    <style:style style:name="Tabell1.A3" style:family="table-cell">
      <style:table-cell-properties fo:background-color="#00ff00" fo:padding="0.097cm" fo:border-left="0.002cm solid #000000" fo:border-right="none" fo:border-top="none" fo:border-bottom="0.002cm solid #000000">
        <style:background-image/>
      </style:table-cell-properties>
    </style:style>
    <style:style style:name="Tabell1.F3" style:family="table-cell">
      <style:table-cell-properties fo:background-color="#00ff00"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6" style:family="paragraph" style:parent-style-name="Standard">
      <style:paragraph-properties fo:line-height="100%"/>
      <style:text-properties fo:font-size="12pt" fo:font-weight="normal" fo:background-color="#00ff00" style:font-size-asian="12pt" style:font-weight-asian="normal" style:font-size-complex="12pt" style:font-weight-complex="normal"/>
    </style:style>
    <style:style style:name="P7" style:family="paragraph" style:parent-style-name="Standard">
      <style:paragraph-properties fo:line-height="100%"/>
    </style:style>
    <style:style style:name="P8" style:family="paragraph" style:parent-style-name="Standard" style:list-style-name="L2">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9" style:family="paragraph" style:parent-style-name="Standard" style:list-style-name="L2">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0" style:family="paragraph" style:parent-style-name="Standard">
      <style:paragraph-properties fo:break-before="page"/>
    </style:style>
    <style:style style:name="P11"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fo:font-style="italic" style:font-style-asian="italic" style:font-style-complex="italic"/>
    </style:style>
    <style:style style:name="T6" style:family="text">
      <style:text-properties fo:background-color="#00ff00"/>
    </style:style>
    <style:style style:name="T7" style:family="text">
      <style:text-properties fo:font-variant="normal" fo:text-transform="none" fo:color="#333333" style:text-line-through-style="none" style:font-name="Times New Roman1" fo:letter-spacing="normal" fo:font-style="normal" style:text-underline-style="none" style:text-blinking="fals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teration 5<text:line-break/><text:span text:style-name="T1">Analys av föregående iteration</text:span>:</text:p>
      <text:p text:style-name="P4">Iteration 4 har gått bra, mycket blev gjort och jag blev klar med alla krav som skulle bli färdiga, dock inte krav AF1.2 [1.0] då det är mer tidskrävande och känns som man kan göra senare.<text:line-break/>Jag är väll i fas igen, men det börjar bli stressigt, den nya grafiken har kommit och jag ska sätta in den nu till iteration 5. Jag har inte gjort några tester än, detta för att jag inte hann dit, men jag ska göra mer tester senare när systemet rullar och jag kan testa allt. </text:p>
      <text:p text:style-name="Standard"><text:span text:style-name="T1">Tidsrapport</text:span>:</text:p>
      <text:p text:style-name="P3"/>
      <table:table table:name="Tabell1" table:style-name="Tabell1">
        <table:table-column table:style-name="Tabell1.A"/>
        <table:table-column table:style-name="Tabell1.B"/>
        <table:table-column table:style-name="Tabell1.C"/>
        <table:table-column table:style-name="Tabell1.D"/>
        <table:table-column table:style-name="Tabell1.E"/>
        <table:table-column table:style-name="Tabell1.F"/>
        <table:table-row>
          <table:table-cell table:style-name="Tabell1.A1" office:value-type="string">
            <text:p text:style-name="Table_20_Contents">Krav</text:p>
          </table:table-cell>
          <table:table-cell table:style-name="Tabell1.A1" office:value-type="string">
            <text:p text:style-name="Table_20_Contents">Uppgift</text:p>
          </table:table-cell>
          <table:table-cell table:style-name="Tabell1.A1" office:value-type="string">
            <text:p text:style-name="Table_20_Contents">Status</text:p>
          </table:table-cell>
          <table:table-cell table:style-name="Tabell1.A1" office:value-type="string">
            <text:p text:style-name="Table_20_Contents">Nedlagd Tid</text:p>
          </table:table-cell>
          <table:table-cell table:style-name="Tabell1.A1" office:value-type="string">
            <text:p text:style-name="Table_20_Contents">Skattad Tid</text:p>
          </table:table-cell>
          <table:table-cell table:style-name="Tabell1.F1" office:value-type="string">
            <text:p text:style-name="Table_20_Contents">Verklig Tid</text:p>
          </table:table-cell>
        </table:table-row>
        <table:table-row>
          <table:table-cell table:style-name="Tabell1.A2" office:value-type="string">
            <text:p text:style-name="P2">AF1.2</text:p>
          </table:table-cell>
          <table:table-cell table:style-name="Tabell1.A2" office:value-type="string">
            <text:list xml:id="list465109226689878778" text:style-name="L2">
              <text:list-header>
                <text:p text:style-name="P11">[1.0]Lägg till data </text:p>
              </text:list-header>
            </text:list>
          </table:table-cell>
          <table:table-cell table:style-name="Tabell1.A2" office:value-type="string">
            <text:p text:style-name="Table_20_Contents">Påbörjad</text:p>
          </table:table-cell>
          <table:table-cell table:style-name="Tabell1.A2" office:value-type="string">
            <text:p text:style-name="Table_20_Contents">1h</text:p>
          </table:table-cell>
          <table:table-cell table:style-name="Tabell1.A2" office:value-type="string">
            <text:p text:style-name="Table_20_Contents"/>
          </table:table-cell>
          <table:table-cell table:style-name="Tabell1.F2" office:value-type="string">
            <text:p text:style-name="Table_20_Contents"/>
          </table:table-cell>
        </table:table-row>
        <table:table-row>
          <table:table-cell table:style-name="Tabell1.A3" office:value-type="string">
            <text:p text:style-name="P2">AF1.2</text:p>
          </table:table-cell>
          <table:table-cell table:style-name="Tabell1.A3" office:value-type="string">
            <text:list xml:id="list32532660" text:continue-numbering="true" text:style-name="L2">
              <text:list-header>
                <text:p text:style-name="P8">[2.0]Skriv klart "Motive"-funktionen</text:p>
              </text:list-header>
            </text:list>
          </table:table-cell>
          <table:table-cell table:style-name="Tabell1.A3" office:value-type="string">
            <text:p text:style-name="Table_20_Contents">Klar</text:p>
          </table:table-cell>
          <table:table-cell table:style-name="Tabell1.A3" office:value-type="string">
            <text:p text:style-name="Table_20_Contents">15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F2" table:number-columns-spanned="6" office:value-type="string">
            <text:p text:style-name="P2">Funktionen är allmänt bråkig: <text:line-break/>-av typen Clue verkar det bli dubletter, de ligger alltid brevid varandra <text:line-break/>^De som får samma nummer hamnar alltid efter varandra.. <text:line-break/>^Den sista får ibland så många som ALLA kort blir likadana.</text:p>
            <text:p text:style-name="P2"/>
            <text:p text:style-name="P2">Alla Buggar Fixade ! :D.<text:line-break/><text:span text:style-name="T5">Det som krånglade var att jag hade satt -1 i forLoopas. Bla.. </text:span></text:p>
            <text:p text:style-name="P2"><text:line-break/>Funktionen är klar till den delen av att det är en grund! <text:line-break/>Det behövs lite mer saker i funktionen, men det är saker som är "nestlade" med andra funktioner, så som att kunna klicka på en ledtråd, att placera ut ledtrådar. <text:line-break/><text:line-break/>Möjligtvis att jag fixar:<text:line-break/>-Se till att ledtrådar inte laddar in systematiskt eftervad som finns, utan istället slumpat (</text:p>
          </table:table-cell>
          <table:covered-table-cell/>
          <table:covered-table-cell/>
          <table:covered-table-cell/>
          <table:covered-table-cell/>
          <table:covered-table-cell/>
        </table:table-row>
        <table:table-row>
          <table:table-cell table:style-name="Tabell1.A3" office:value-type="string">
            <text:p text:style-name="P2">AF1.2</text:p>
          </table:table-cell>
          <table:table-cell table:style-name="Tabell1.A3" office:value-type="string">
            <text:list xml:id="list32537078" text:continue-numbering="true" text:style-name="L2">
              <text:list-header>
                <text:p text:style-name="P8">[3.1]Funktion som granskar actors Kort och erbjuder frågor att ställa</text:p>
              </text:list-header>
            </text:list>
          </table:table-cell>
          <table:table-cell table:style-name="Tabell1.A3" office:value-type="string">
            <text:p text:style-name="Table_20_Contents">Klar!</text:p>
          </table:table-cell>
          <table:table-cell table:style-name="Tabell1.A3" office:value-type="string">
            <text:p text:style-name="Table_20_Contents">18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F2" table:number-columns-spanned="6" office:value-type="string">
            <text:p text:style-name="P2">^det finns mycket delar kvar från 3.1 som ska genomföras, delar som involverar själva kopplingen mellan karaktärens data och datan som skrivs ut i rutan, även data gällande vilka frågor man kan ställa samt hur de ska ändras. </text:p>
            <text:p text:style-name="P2">Vad som är gjort: Funktion som tar hand om text data, man kan nu trycka på vilken fråga man vill ställa, bläddra upp och ner om det finns fler fråge-alternativ.<text:line-break/></text:p>
            <text:p text:style-name="P2">Det mesta är klart, frågorna kan frågas och rullar på fint. Det finns dock vissa saker som behövs:<text:line-break/><text:span text:style-name="T6">CHECK-Se till att standardfrågorna alltid kan väljas (eller iaf avsluta)<text:tab/><text:line-break/>CHECK-Se till att karaktärsbild laddas<text:tab/><text:tab/><text:tab/><text:tab/><text:tab/><text:line-break/>CHECK-Se till att karaktärsbild ändras beroende på Emotionstate..<text:tab/></text:span></text:p>
          </table:table-cell>
          <table:covered-table-cell/>
          <table:covered-table-cell/>
          <table:covered-table-cell/>
          <table:covered-table-cell/>
          <table:covered-table-cell/>
        </table:table-row>
        <table:table-row>
          <table:table-cell table:style-name="Tabell1.A3" office:value-type="string">
            <text:p text:style-name="P2">AF1.2</text:p>
          </table:table-cell>
          <table:table-cell table:style-name="Tabell1.A3" office:value-type="string">
            <text:list xml:id="list32528546" text:continue-numbering="true" text:style-name="L2">
              <text:list-header>
                <text:p text:style-name="P8">[3.2]Funktion som granskar ledtråds Korts CardData och hämtar rätt data beroende på vem man frågar</text:p>
              </text:list-header>
            </text:list>
          </table:table-cell>
          <table:table-cell table:style-name="Tabell1.A3" office:value-type="string">
            <text:p text:style-name="Table_20_Contents">KLAR</text:p>
          </table:table-cell>
          <table:table-cell table:style-name="Tabell1.A3" office:value-type="string">
            <text:p text:style-name="Table_20_Contents">9h</text:p>
          </table:table-cell>
          <table:table-cell table:style-name="Tabell1.A3" office:value-type="string">
            <text:p text:style-name="Table_20_Contents">7h</text:p>
          </table:table-cell>
          <table:table-cell table:style-name="Tabell1.F3" office:value-type="string">
            <text:p text:style-name="Table_20_Contents"/>
          </table:table-cell>
        </table:table-row>
        <table:table-row>
          <table:table-cell table:style-name="Tabell1.F2" table:number-columns-spanned="6" office:value-type="string">
            <text:p text:style-name="P2">TODO:<text:line-break/><text:span text:style-name="T6">CHECK-Gör ledtrådskort Klickbara<text:tab/><text:tab/><text:tab/><text:tab/><text:tab/><text:tab/><text:tab/><text:tab/><text:tab/></text:span><text:line-break/><text:span text:style-name="T6">CHECK-Klicket = Öppnar BlipperFunktion(Som låter en välja en Actor att fråga om kortet..)<text:tab/></text:span></text:p>
            <text:p text:style-name="P6">-Dialog funktion, Som granskar kortet, hämtar rätt data erbjuder svaren etc! (vissa delar är klara..)</text:p>
          </table:table-cell>
          <table:covered-table-cell/>
          <table:covered-table-cell/>
          <table:covered-table-cell/>
          <table:covered-table-cell/>
          <table:covered-table-cell/>
        </table:table-row>
        <table:table-row>
          <table:table-cell table:style-name="Tabell1.A3" office:value-type="string">
            <text:p text:style-name="P2">AF1.2</text:p>
          </table:table-cell>
          <table:table-cell table:style-name="Tabell1.A3" office:value-type="string">
            <text:list xml:id="list32538304" text:continue-numbering="true" text:style-name="L2">
              <text:list-header>
                <text:p text:style-name="P9">Skriva en funktion som hanterar text.. (från actors..)</text:p>
              </text:list-header>
            </text:list>
          </table:table-cell>
          <table:table-cell table:style-name="Tabell1.A3" office:value-type="string">
            <text:p text:style-name="Table_20_Contents">KLAR</text:p>
          </table:table-cell>
          <table:table-cell table:style-name="Tabell1.A3" office:value-type="string">
            <text:p text:style-name="Table_20_Contents">6h</text:p>
          </table:table-cell>
          <table:table-cell table:style-name="Tabell1.A3" office:value-type="string">
            <text:p text:style-name="Table_20_Contents"/>
          </table:table-cell>
          <table:table-cell table:style-name="Tabell1.F3" office:value-type="string">
            <text:p text:style-name="Table_20_Contents"/>
          </table:table-cell>
        </table:table-row>
        <text:soft-page-break/>
        <table:table-row>
          <table:table-cell table:style-name="Tabell1.A3" office:value-type="string">
            <text:p text:style-name="P2">AF1.6</text:p>
          </table:table-cell>
          <table:table-cell table:style-name="Tabell1.A3" office:value-type="string">
            <text:list xml:id="list32545204" text:continue-numbering="true" text:style-name="L2">
              <text:list-header>
                <text:p text:style-name="P8">[1.1]Bygga rummen</text:p>
              </text:list-header>
            </text:list>
          </table:table-cell>
          <table:table-cell table:style-name="Tabell1.A3" office:value-type="string">
            <text:p text:style-name="Table_20_Contents">Klar</text:p>
          </table:table-cell>
          <table:table-cell table:style-name="Tabell1.A3" office:value-type="string">
            <text:p text:style-name="Table_20_Contents">11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2">AF1.6</text:p>
          </table:table-cell>
          <table:table-cell table:style-name="Tabell1.A3" office:value-type="string">
            <text:list xml:id="list32531939" text:continue-numbering="true" text:style-name="L2">
              <text:list-header>
                <text:p text:style-name="P8">[1.2]Bygga Hudden</text:p>
              </text:list-header>
            </text:list>
          </table:table-cell>
          <table:table-cell table:style-name="Tabell1.A3" office:value-type="string">
            <text:p text:style-name="Table_20_Contents">Klar (Behövs förbättras)</text:p>
          </table:table-cell>
          <table:table-cell table:style-name="Tabell1.A3" office:value-type="string">
            <text:p text:style-name="Table_20_Contents">3h </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2">AF1.6</text:p>
          </table:table-cell>
          <table:table-cell table:style-name="Tabell1.A3" office:value-type="string">
            <text:list xml:id="list32545638" text:continue-numbering="true" text:style-name="L2">
              <text:list-header>
                <text:p text:style-name="P8">[2.0] Funktion som läser in ledtrådar i rummen</text:p>
              </text:list-header>
            </text:list>
          </table:table-cell>
          <table:table-cell table:style-name="Tabell1.A3" office:value-type="string">
            <text:p text:style-name="Table_20_Contents">Klar! </text:p>
          </table:table-cell>
          <table:table-cell table:style-name="Tabell1.A3" office:value-type="string">
            <text:p text:style-name="Table_20_Contents">27h</text:p>
          </table:table-cell>
          <table:table-cell table:style-name="Tabell1.A3" office:value-type="string">
            <text:p text:style-name="Table_20_Contents">4h</text:p>
          </table:table-cell>
          <table:table-cell table:style-name="Tabell1.F3" office:value-type="string">
            <text:p text:style-name="Table_20_Contents"/>
          </table:table-cell>
        </table:table-row>
        <table:table-row>
          <table:table-cell table:style-name="Tabell1.F2" table:number-columns-spanned="6" office:value-type="string">
            <text:p text:style-name="P2">Funktionen är klar till större del! Det som behövs göras :<text:line-break/>-Se till att bilderna får bättre storlek</text:p>
            <text:p text:style-name="P2">-Se till att Containrarna fylls med kort också! :D<text:line-break/>-Se till att man kan klicka på bilderna (obs, detta är del av en annan funktion (typ :<text:span text:style-name="T7">[3.2]</text:span>)..)</text:p>
          </table:table-cell>
          <table:covered-table-cell/>
          <table:covered-table-cell/>
          <table:covered-table-cell/>
          <table:covered-table-cell/>
          <table:covered-table-cell/>
        </table:table-row>
        <table:table-row>
          <table:table-cell table:style-name="Tabell1.A3" office:value-type="string">
            <text:p text:style-name="P2">AF1.6</text:p>
          </table:table-cell>
          <table:table-cell table:style-name="Tabell1.A3" office:value-type="string">
            <text:list xml:id="list32545053" text:continue-numbering="true" text:style-name="L2">
              <text:list-header>
                <text:p text:style-name="P9">Placerat ut vissa knappar, byggt så att knapparna ska placeras ut automatiskt. Gjort knapparna klickbara, jobbat med en Hover som ska synas när muspekaren går över knapparna..</text:p>
              </text:list-header>
            </text:list>
          </table:table-cell>
          <table:table-cell table:style-name="Tabell1.A3" office:value-type="string">
            <text:p text:style-name="Table_20_Contents">Klar</text:p>
          </table:table-cell>
          <table:table-cell table:style-name="Tabell1.A3" office:value-type="string">
            <text:p text:style-name="Table_20_Contents">3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32522221" text:continue-numbering="true" text:style-name="L2">
              <text:list-header>
                <text:p text:style-name="P9">Försökt att lösa problem med BuildRoom(),WindowSizing() och placeBackButton() Funktionerna! <text:line-break/>Den fungerar inte riktigt som den ska..</text:p>
              </text:list-header>
            </text:list>
          </table:table-cell>
          <table:table-cell table:style-name="Tabell1.A3" office:value-type="string">
            <text:p text:style-name="Table_20_Contents">KLAR</text:p>
          </table:table-cell>
          <table:table-cell table:style-name="Tabell1.A3" office:value-type="string">
            <text:p text:style-name="Table_20_Contents">3h </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32521108" text:continue-numbering="true" text:style-name="L2">
              <text:list-header>
                <text:p text:style-name="P9">Lagt ner tid på att bygga så att man kan trycka på en knapp!</text:p>
              </text:list-header>
            </text:list>
          </table:table-cell>
          <table:table-cell table:style-name="Tabell1.A3" office:value-type="string">
            <text:p text:style-name="Table_20_Contents">KLAR</text:p>
          </table:table-cell>
          <table:table-cell table:style-name="Tabell1.A3" office:value-type="string">
            <text:p text:style-name="Table_20_Contents">3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32524427" text:continue-numbering="true" text:style-name="L2">
              <text:list-header>
                <text:p text:style-name="P9">Lade till så att Scrollen inte påverkar knappars position..</text:p>
              </text:list-header>
            </text:list>
          </table:table-cell>
          <table:table-cell table:style-name="Tabell1.A3" office:value-type="string">
            <text:p text:style-name="Table_20_Contents">Klart</text:p>
          </table:table-cell>
          <table:table-cell table:style-name="Tabell1.A3" office:value-type="string">
            <text:p text:style-name="Table_20_Contents">1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Summa</text:p>
          </table:table-cell>
          <table:table-cell table:style-name="Tabell1.A2" office:value-type="string">
            <text:p text:style-name="Table_20_Contents"/>
          </table:table-cell>
          <table:table-cell table:style-name="Tabell1.A2" office:value-type="string">
            <text:p text:style-name="Table_20_Contents">36h</text:p>
          </table:table-cell>
          <table:table-cell table:style-name="Tabell1.F2" office:value-type="string">
            <text:p text:style-name="Table_20_Contents">37h</text:p>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sedan föregående itera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F2" office:value-type="string">
            <text:p text:style-name="Table_20_Contents">104h <text:line-break/>(104h + 37 = 141h</text:p>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totalt i projekte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F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Kvar</text:p>
          </table:table-cell>
          <table:table-cell table:style-name="Tabell1.A2" office:value-type="string">
            <text:p text:style-name="Table_20_Contents"/>
          </table:table-cell>
          <table:table-cell table:style-name="Tabell1.F2" table:number-columns-spanned="2" office:value-type="string">
            <text:p text:style-name="Table_20_Contents">240h – 141h = 99h</text:p>
          </table:table-cell>
          <table:covered-table-cell/>
        </table:table-row>
      </table:table>
      <text:p text:style-name="Standard"><text:span text:style-name="T1">Mål</text:span><text:span text:style-name="T2">:</text:span></text:p>
      <text:p text:style-name="Standard">Under Iteration 5 hoppas jag bli kvar med restrerande krav i backloggen, jag hoppas att jag hinner göra lite tester också. Om jag hinner g öra testerna eller inte är beroende på om jag hinner skriva in Data till spelet, att skriva data till spelet kan ta lång tid men är även roligt (det är då man kommer på mordfallen, ledtrådar etc..), dock behövs det väldigt mycket data för att spelet ska snurra över huvudtaget.. <text:s/></text:p>
      <text:p text:style-name="P10"><text:span text:style-name="T1">OBS Gammal ! (Nu görs uppbrytningen i tidsschemat..)</text:span><text:line-break/>Uppbrytning: </text:p>
      <text:p text:style-name="P2"><text:tab/>-AF1.2: "intervjua Actors"<text:line-break/><text:tab/><text:tab/>[1.0]-Lägg till Data så att Actors har något att svara med</text:p>
      <text:p text:style-name="P2"><text:tab/><text:tab/>[2.0]-Skriv klart "Motive"-funktionen så att Data delas ut Efter vilket motiv som är <text:tab/><text:tab/>valt<text:line-break/><text:tab/><text:tab/><text:tab/>-Lägg till Motiv-Data så funktionen har något att utgå från<text:line-break/><text:line-break/></text:p>
      <text:p text:style-name="P2"><text:tab/><text:tab/>[3.0]-Skriva klart Player&gt;QuestionHolder funktionen <text:line-break/><text:tab/><text:tab/><text:tab/>[3.1]-Funktionen ska Granska en aktörs kort</text:p>
      <text:p text:style-name="P2"><text:tab/><text:tab/><text:tab/><text:tab/>- Låta spelaren välja vilken typ av ledtråd man vill ta reda på(secret, <text:tab/><text:tab/><text:tab/><text:tab/>other etc).<text:line-break/><text:line-break/><text:tab/><text:tab/><text:tab/><text:tab/>-Hämta ut svarsdata beroende på Aktörens "Emotionstate". <text:line-break/><text:line-break/><text:tab/><text:tab/><text:tab/><text:tab/>-Ta fram svarsAlternativ efter varje fråga som ställs.<text:line-break/><text:tab/><text:tab/><text:tab/><text:tab/><text:tab/>-Välja Svarsalternativ + alternativet att "Leave"</text:p>
      <text:p text:style-name="P2"><text:tab/><text:tab/><text:tab/><text:tab/><text:tab/><text:tab/>-Få frågan att påverka Aktörens "emotionstate"<text:line-break/></text:p>
      <text:p text:style-name="P2"><text:tab/><text:tab/><text:tab/><text:tab/>-Erbjuda funktionerna "Flirt", "Threaten", "Leave" som standard för <text:tab/><text:tab/><text:tab/><text:tab/>varje samtal (varav Leave alltid ska vara möjligt medan Flirt+Threaten <text:tab/><text:tab/><text:tab/><text:tab/>bara går att göra i början..)</text:p>
      <text:p text:style-name="P2"><text:tab/><text:tab/><text:tab/><text:tab/><text:tab/>-Få flört/Threaten att påverka Actörs "Emotionstate"</text:p>
      <text:p text:style-name="P2"><text:tab/><text:tab/><text:tab/><text:line-break/> <text:tab/><text:tab/><text:tab/>[3.2]-Funktionen ska Granska ett ledtråds-kort...<text:line-break/><text:tab/><text:tab/><text:tab/><text:tab/>-Kolla vilket av Kortets AnswerCards som tillhör den typ av <text:tab/><text:tab/><text:tab/><text:tab/><text:tab/>aktör man pratar med och sedan gå till "Fråge"-läget...<text:line-break/><text:tab/><text:tab/><text:tab/><text:tab/></text:p>
      <text:p text:style-name="P2"><text:tab/><text:tab/><text:tab/><text:tab/>-Ändra CardDatas "Owner" till den karaktärs ID som valts. <text:line-break/><text:tab/><text:tab/><text:tab/><text:tab/><text:tab/>-En spärr som kollar om en karaktär är vald och om man ska<text:line-break/><text:tab/><text:tab/><text:tab/><text:tab/><text:tab/>välja en data till en karaktär eller använda ett där ID satts.</text:p>
      <text:p text:style-name="P2"/>
      <text:p text:style-name="P2"><text:tab/>-AF1.6: "Navigera på "Spelplanen"<text:line-break/><text:tab/><text:tab/>[1.0]-Bygga upp spelplanen<text:line-break/><text:tab/><text:tab/><text:tab/>[1.1]-Bygga rummen</text:p>
      <text:p text:style-name="P2"><text:tab/><text:tab/><text:tab/><text:tab/>-Placera ut placeholder&gt;TableClue_GameCards/WallClue_GameCards</text:p>
      <text:p text:style-name="P2"><text:line-break/><text:tab/><text:tab/><text:tab/><text:tab/>-Placera ut Waypoints<text:line-break/><text:tab/><text:tab/><text:tab/><text:tab/><text:tab/>-Ange Vilken Data för Waypointsen! <text:line-break/><text:tab/><text:tab/><text:tab/><text:tab/><text:tab/></text:p>
      <text:p text:style-name="P2"><text:tab/><text:tab/><text:tab/><text:tab/><text:tab/>-bygg Funktion som tar data från Waypointsen och sätter dem <text:tab/><text:tab/><text:tab/><text:tab/><text:tab/>så att Player får värdet i "CurrentRoom" och sedan se till att <text:tab/><text:tab/><text:tab/><text:tab/><text:tab/>spelaren flyttas till det nya rummet när man klickar på dem...</text:p>
      <text:p text:style-name="P2"><text:line-break/><text:tab/><text:tab/><text:tab/><text:tab/>-Placera ut Containers<text:line-break/><text:tab/><text:tab/><text:tab/><text:tab/><text:line-break/><text:tab/><text:tab/><text:tab/>[1.2]-Bygga Hudden<text:line-break/><text:tab/><text:tab/><text:tab/><text:tab/>-Placera ut Bakåtknapp<text:line-break/><text:tab/><text:tab/><text:tab/><text:tab/>-Se till att ha utrymme för knappar till framtida saker (Notes...)</text:p>
      <text:p text:style-name="P2"><text:tab/><text:tab/><text:tab/><text:tab/>-Placera ut TimePoints-mätare<text:tab/><text:tab/><text:tab/><text:tab/></text:p>
      <text:p text:style-name="P2"/>
      <text:p text:style-name="P2"><text:soft-page-break/>(Fortsätt på nästa sida..)</text:p>
      <text:p text:style-name="P1"><text:span text:style-name="T3"><text:tab/><text:tab/>[2.0]-Funktion som läser in ledtrådar i rummen<text:line-break/><text:tab/><text:tab/><text:tab/>-</text:span><text:span text:style-name="T4">Först väljs motiv</text:span></text:p>
      <text:p text:style-name="P2"><text:tab/><text:tab/><text:tab/><text:tab/>-Utifrån vilken typ GameCardet har Placerar ledtrådar på olika ställen<text:line-break/><text:tab/><text:tab/><text:tab/><text:tab/><text:tab/>-Typen "WallClue" Ska genereras 2ggr på varje rum,där ska <text:tab/><text:tab/><text:tab/><text:tab/><text:tab/>bara wallClues kunna hamna</text:p>
      <text:p text:style-name="P2"><text:tab/><text:tab/><text:tab/><text:tab/><text:tab/>-Typen"TableClue"(samma som över fast 5GameCards)<text:line-break/></text:p>
      <text:p text:style-name="P2"><text:tab/><text:tab/><text:tab/><text:tab/><text:tab/>-Containers kan innehålla både WallClue/TableClues</text:p>
      <text:p text:style-name="P2"><text:line-break/><text:tab/><text:tab/><text:tab/><text:tab/><text:tab/><text:line-break/><text:tab/><text:tab/><text:tab/><text:tab/></text:p>
      <text:p text:style-name="P2"><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4M38S</meta:editing-duration>
    <meta:editing-cycles>150</meta:editing-cycles>
    <meta:generator>OpenOffice.org/3.4.1$Win32 OpenOffice.org_project/341m1$Build-9593</meta:generator>
    <dc:date>2014-05-14T12:37:49.27</dc:date>
    <meta:document-statistic meta:table-count="1" meta:image-count="0" meta:object-count="0" meta:page-count="4" meta:paragraph-count="99" meta:word-count="981" meta:character-count="6218"/>
    <meta:user-defined meta:name="Info 1"/>
    <meta:user-defined meta:name="Info 2"/>
    <meta:user-defined meta:name="Info 3"/>
    <meta:user-defined meta:name="Info 4"/>
  </office:meta>
</office:document-meta>
</file>